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3.6181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5H51M19.84S">
            <text:p>15:51:19.84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5H51M19.842S">
            <text:p>15:51:19.84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5H51M19.843S">
            <text:p>15:51:19.8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5H51M19.872S">
            <text:p>15:51:19.8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5H51M19.907S">
            <text:p>15:51:19.91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5H51M19.978S">
            <text:p>15:51:19.9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5H51M20.003S">
            <text:p>15:51:20.0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5H51M20.024S">
            <text:p>15:51:20.0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5H51M20.058S">
            <text:p>15:51:20.0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5H51M20.101S">
            <text:p>15:51:20.1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5H51M20.125S">
            <text:p>15:51:20.1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5H51M20.183S">
            <text:p>15:51:20.1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5H51M20.221S">
            <text:p>15:51:20.2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5H51M20.25S">
            <text:p>15:51:20.2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5H51M20.13S">
            <text:p>15:51:20.1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51M19.852S">
            <text:p>15:51:19.85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5H51M20.287S">
            <text:p>15:51:20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5H51M20.317S">
            <text:p>15:51:20.3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5H51M20.068S">
            <text:p>15:51:20.0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5H51M20.355S">
            <text:p>15:51:20.3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5H51M20.385S">
            <text:p>15:51:20.3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5H51M20.029S">
            <text:p>15:51:20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5H51M20.423S">
            <text:p>15:51:20.4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5H51M20.453S">
            <text:p>15:51:20.4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5H51M20.008S">
            <text:p>15:51:20.0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5H51M20.106S">
            <text:p>15:51:20.1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5H51M19.983S">
            <text:p>15:51:19.9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5H51M20.49S">
            <text:p>15:51:20.4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5H51M20.52S">
            <text:p>15:51:20.5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5H51M19.915S">
            <text:p>15:51:19.9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5H51M20.559S">
            <text:p>15:51:20.5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5H51M19.88S">
            <text:p>15:51:19.8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5H51M20.591S">
            <text:p>15:51:20.5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5H51M20.627S">
            <text:p>15:51:20.6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5H51M19.87S">
            <text:p>15:51:19.8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5H51M19.866S">
            <text:p>15:51:19.87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5H51M20.659S">
            <text:p>15:51:20.6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5H51M20.538S">
            <text:p>15:51:20.54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5H51M20.694S">
            <text:p>15:51:20.6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5H51M20.73S">
            <text:p>15:51:20.7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5H51M20.526S">
            <text:p>15:51:20.5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5H51M20.765S">
            <text:p>15:51:20.7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5H51M20.499S">
            <text:p>15:51:20.5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5H51M20.492S">
            <text:p>15:51:20.49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5H51M20.805S">
            <text:p>15:51:20.8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5H51M20.477S">
            <text:p>15:51:20.4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5H51M20.464S">
            <text:p>15:51:20.46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5H51M20.459S">
            <text:p>15:51:20.4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5H51M20.411S">
            <text:p>15:51:20.41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5H51M20.429S">
            <text:p>15:51:20.4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5H51M20.39S">
            <text:p>15:51:20.3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5H51M20.356S">
            <text:p>15:51:20.36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5H51M20.364S">
            <text:p>15:51:20.3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5H51M20.323S">
            <text:p>15:51:20.3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5H51M20.298S">
            <text:p>15:51:20.30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5H51M20.296S">
            <text:p>15:51:20.3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5H51M20.276S">
            <text:p>15:51:20.2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5H51M21.055S">
            <text:p>15:51:21.0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5H51M20.256S">
            <text:p>15:51:20.2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1232">
            <text:p>1232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5H51M20.228S">
            <text:p>15:51:20.2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5H51M20.187S">
            <text:p>15:51:20.1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5H51M21.207S">
            <text:p>15:51:21.2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5H51M21.179S">
            <text:p>15:51:21.18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5H51M21.543S">
            <text:p>15:51:21.5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51M21.113S">
            <text:p>15:51:21.1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51M21.554S">
            <text:p>15:51:21.55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51M21.166S">
            <text:p>15:51:21.1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51M20.81S">
            <text:p>15:51:20.8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51M20.84S">
            <text:p>15:51:20.8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51M21.65S">
            <text:p>15:51:21.6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51M20.967S">
            <text:p>15:51:20.9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51M21.664S">
            <text:p>15:51:21.6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51M20.85S">
            <text:p>15:51:20.85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823">
            <text:p>82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51M21.099S">
            <text:p>15:51:21.1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51M21.677S">
            <text:p>15:51:21.6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51M21.692S">
            <text:p>15:51:21.69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51M21.689S">
            <text:p>15:51:21.69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51M21.042S">
            <text:p>15:51:21.0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51M21.03S">
            <text:p>15:51:21.03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51M20.766S">
            <text:p>15:51:20.7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51M21.705S">
            <text:p>15:51:21.71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51M21.737S">
            <text:p>15:51:21.7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51M21.747S">
            <text:p>15:51:21.75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51M20.807S">
            <text:p>15:51:20.81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51M20.782S">
            <text:p>15:51:20.7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1020">
            <text:p>102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1M21.797S">
            <text:p>15:51:21.80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1M20.775S">
            <text:p>15:51:20.7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5H51M21.844S">
            <text:p>15:51:21.8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5H51M20.699S">
            <text:p>15:51:20.7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1186">
            <text:p>118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5H51M20.736S">
            <text:p>15:51:20.7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5H51M20.665S">
            <text:p>15:51:20.6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1279">
            <text:p>127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5H51M20.643S">
            <text:p>15:51:20.64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5H51M20.686S">
            <text:p>15:51:20.6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314">
            <text:p>1314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5H51M22.002S">
            <text:p>15:51:22.00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5H51M22.011S">
            <text:p>15:51:22.01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5H51M20.635S">
            <text:p>15:51:20.6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5H51M20.583S">
            <text:p>15:51:20.58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5H51M22.016S">
            <text:p>15:51:22.02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5H51M22.386S">
            <text:p>15:51:22.39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5H51M22.396S">
            <text:p>15:51:22.40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5H51M20.565S">
            <text:p>15:51:20.5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840">
            <text:p>184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5H51M22.403S">
            <text:p>15:51:22.40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5H51M21.92S">
            <text:p>15:51:21.9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5H51M21.887S">
            <text:p>15:51:21.8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5H51M21.847S">
            <text:p>15:51:21.8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5H51M21.851S">
            <text:p>15:51:21.8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5H51M22.452S">
            <text:p>15:51:22.45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5H51M21.842S">
            <text:p>15:51:21.84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5H51M22.468S">
            <text:p>15:51:22.47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5H51M22.465S">
            <text:p>15:51:22.4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5H51M22.481S">
            <text:p>15:51:22.4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5H51M21.744S">
            <text:p>15:51:21.74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744">
            <text:p>744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5H51M22.487S">
            <text:p>15:51:22.49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5H51M21.991S">
            <text:p>15:51:21.9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5H51M22.492S">
            <text:p>15:51:22.4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5H51M21.711S">
            <text:p>15:51:21.7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5H51M22.51S">
            <text:p>15:51:22.51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5H51M22.502S">
            <text:p>15:51:22.5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5H51M22.518S">
            <text:p>15:51:22.5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5H51M22.521S">
            <text:p>15:51:22.52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5H51M22.529S">
            <text:p>15:51:22.5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5H51M22.527S">
            <text:p>15:51:22.53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5H51M21.753S">
            <text:p>15:51:21.7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5H51M22.549S">
            <text:p>15:51:22.55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5H51M21.946S">
            <text:p>15:51:21.9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5H51M21.74S">
            <text:p>15:51:21.7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5H51M22.565S">
            <text:p>15:51:22.57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5H51M22.579S">
            <text:p>15:51:22.58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5H51M22.575S">
            <text:p>15:51:22.5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5H51M21.661S">
            <text:p>15:51:21.6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930">
            <text:p>93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5H51M22.589S">
            <text:p>15:51:22.5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5H51M21.698S">
            <text:p>15:51:21.70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5H51M22.594S">
            <text:p>15:51:22.5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5H51M21.672S">
            <text:p>15:51:21.6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5H51M22.61S">
            <text:p>15:51:22.6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5H51M22.602S">
            <text:p>15:51:22.6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5H51M21.642S">
            <text:p>15:51:21.6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5H51M22.618S">
            <text:p>15:51:22.6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5H51M22.63S">
            <text:p>15:51:22.63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5H51M21.568S">
            <text:p>15:51:21.5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5H51M22.643S">
            <text:p>15:51:22.6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5H51M22.657S">
            <text:p>15:51:22.6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5H51M21.565S">
            <text:p>15:51:21.57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5H51M22.646S">
            <text:p>15:51:22.65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5H51M22.649S">
            <text:p>15:51:22.6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5H51M21.559S">
            <text:p>15:51:21.5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5H51M21.528S">
            <text:p>15:51:21.5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5H51M22.666S">
            <text:p>15:51:22.67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5H51M22.69S">
            <text:p>15:51:22.6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5H51M21.513S">
            <text:p>15:51:21.5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5H51M22.693S">
            <text:p>15:51:22.6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5H51M22.688S">
            <text:p>15:51:22.6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5H51M22.711S">
            <text:p>15:51:22.7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5H51M22.7S">
            <text:p>15:51:22.70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5H51M22.718S">
            <text:p>15:51:22.7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5H51M21.491S">
            <text:p>15:51:21.4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5H51M22.725S">
            <text:p>15:51:22.7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5H51M21.36S">
            <text:p>15:51:21.3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5H51M22.749S">
            <text:p>15:51:22.7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5H51M21.506S">
            <text:p>15:51:21.5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239">
            <text:p>1239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5H51M21.31S">
            <text:p>15:51:21.3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5H51M22.766S">
            <text:p>15:51:22.7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5H51M22.778S">
            <text:p>15:51:22.7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5H51M22.073S">
            <text:p>15:51:22.0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5H51M22.804S">
            <text:p>15:51:22.8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5H51M20.638S">
            <text:p>15:51:20.64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5H51M22.49S">
            <text:p>15:51:22.4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5H51M22.96S">
            <text:p>15:51:22.9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5H51M22.973S">
            <text:p>15:51:22.9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5H51M22.983S">
            <text:p>15:51:22.9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5H51M20.597S">
            <text:p>15:51:20.6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5H51M22.375S">
            <text:p>15:51:22.38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5H51M22.413S">
            <text:p>15:51:22.4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5H51M23.055S">
            <text:p>15:51:23.06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5H51M22.411S">
            <text:p>15:51:22.4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5H51M22.429S">
            <text:p>15:51:22.4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5H51M23.105S">
            <text:p>15:51:23.1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5H51M23.119S">
            <text:p>15:51:23.1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5H51M22.539S">
            <text:p>15:51:22.5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5H51M22.442S">
            <text:p>15:51:22.4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5H51M23.137S">
            <text:p>15:51:23.1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5H51M22.57S">
            <text:p>15:51:22.5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5H51M22.598S">
            <text:p>15:51:22.6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5H51M22.629S">
            <text:p>15:51:22.6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5H51M23.082S">
            <text:p>15:51:23.08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5H51M23.068S">
            <text:p>15:51:23.07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5H51M23.184S">
            <text:p>15:51:23.1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5H51M23.19S">
            <text:p>15:51:23.19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5H51M22.622S">
            <text:p>15:51:22.6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575">
            <text:p>57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5H51M22.733S">
            <text:p>15:51:22.7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5H51M22.722S">
            <text:p>15:51:22.7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5H51M23.168S">
            <text:p>15:51:23.1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5H51M23.279S">
            <text:p>15:51:23.2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5H51M23.187S">
            <text:p>15:51:23.1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5H51M22.541S">
            <text:p>15:51:22.54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5H51M23.293S">
            <text:p>15:51:23.2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5H51M22.738S">
            <text:p>15:51:22.7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575">
            <text:p>57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5H51M23.301S">
            <text:p>15:51:23.3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5H51M23.317S">
            <text:p>15:51:23.3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5H51M22.706S">
            <text:p>15:51:22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5H51M23.229S">
            <text:p>15:51:23.2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98">
            <text:p>9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5H51M23.318S">
            <text:p>15:51:23.3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5H51M23.326S">
            <text:p>15:51:23.3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5H51M22.807S">
            <text:p>15:51:22.8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5H51M23.337S">
            <text:p>15:51:23.3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5H51M23.34S">
            <text:p>15:51:23.3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5H51M23.269S">
            <text:p>15:51:23.2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5H51M22.702S">
            <text:p>15:51:22.7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5H51M23.265S">
            <text:p>15:51:23.2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5H51M23.223S">
            <text:p>15:51:23.2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144">
            <text:p>14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5H51M23.358S">
            <text:p>15:51:23.3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5H51M23.355S">
            <text:p>15:51:23.3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5H51M23.373S">
            <text:p>15:51:23.3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5H51M22.823S">
            <text:p>15:51:22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5H51M22.811S">
            <text:p>15:51:22.8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5H51M23.378S">
            <text:p>15:51:23.3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5H51M23.174S">
            <text:p>15:51:23.1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5H51M23.366S">
            <text:p>15:51:23.3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5H51M23.377S">
            <text:p>15:51:23.38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5H51M23.381S">
            <text:p>15:51:23.3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5H51M23.32S">
            <text:p>15:51:23.3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5H51M23.392S">
            <text:p>15:51:23.3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5H51M23.22S">
            <text:p>15:51:23.2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187">
            <text:p>187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5H51M23.408S">
            <text:p>15:51:23.41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5H51M23.412S">
            <text:p>15:51:23.4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5H51M23.406S">
            <text:p>15:51:23.4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5H51M23.399S">
            <text:p>15:51:23.4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5H51M23.418S">
            <text:p>15:51:23.4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5H51M23.416S">
            <text:p>15:51:23.4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5H51M22.775S">
            <text:p>15:51:22.7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5H51M23.035S">
            <text:p>15:51:23.04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5H51M23.371S">
            <text:p>15:51:23.3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5H51M23.396S">
            <text:p>15:51:23.4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84">
            <text:p>8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5H51M23.454S">
            <text:p>15:51:23.4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5H51M23.1S">
            <text:p>15:51:23.1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5H51M23.492S">
            <text:p>15:51:23.4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5H51M23.495S">
            <text:p>15:51:23.50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5H51M23.412S">
            <text:p>15:51:23.4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5H51M23.474S">
            <text:p>15:51:23.47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5H51M23.519S">
            <text:p>15:51:23.52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5H51M23.127S">
            <text:p>15:51:23.1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5H51M23.536S">
            <text:p>15:51:23.54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5H51M23.529S">
            <text:p>15:51:23.5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5H51M23.548S">
            <text:p>15:51:23.5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5H51M23.217S">
            <text:p>15:51:23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5H51M23.567S">
            <text:p>15:51:23.57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5H51M23.545S">
            <text:p>15:51:23.5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5H51M23.572S">
            <text:p>15:51:23.5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5H51M23.581S">
            <text:p>15:51:23.5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5H51M23.581S">
            <text:p>15:51:23.5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5H51M23.583S">
            <text:p>15:51:23.58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5H51M23.59S">
            <text:p>15:51:23.59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5H51M23.593S">
            <text:p>15:51:23.5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5H51M22.78S">
            <text:p>15:51:22.7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5H51M23.624S">
            <text:p>15:51:23.6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5H51M23.331S">
            <text:p>15:51:23.3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5H51M23.636S">
            <text:p>15:51:23.6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5H51M23.35S">
            <text:p>15:51:23.3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5H51M23.645S">
            <text:p>15:51:23.6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5H51M23.349S">
            <text:p>15:51:23.3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5H51M23.648S">
            <text:p>15:51:23.6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5H51M23.639S">
            <text:p>15:51:23.6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5H51M23.666S">
            <text:p>15:51:23.6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5H51M23.668S">
            <text:p>15:51:23.6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5H51M23.663S">
            <text:p>15:51:23.6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5H51M23.675S">
            <text:p>15:51:23.6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5H51M23.678S">
            <text:p>15:51:23.6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5H51M23.371S">
            <text:p>15:51:23.3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5H51M23.682S">
            <text:p>15:51:23.6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5H51M23.697S">
            <text:p>15:51:23.7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5H51M23.694S">
            <text:p>15:51:23.69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5H51M23.419S">
            <text:p>15:51:23.4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5H51M23.76S">
            <text:p>15:51:23.7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5H51M23.769S">
            <text:p>15:51:23.7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5H51M23.454S">
            <text:p>15:51:23.4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5H51M23.452S">
            <text:p>15:51:23.45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5H51M23.484S">
            <text:p>15:51:23.4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5H51M23.784S">
            <text:p>15:51:23.7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5H51M23.796S">
            <text:p>15:51:23.8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5H51M23.764S">
            <text:p>15:51:23.7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5H51M23.79S">
            <text:p>15:51:23.7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5H51M23.786S">
            <text:p>15:51:23.7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5H51M23.813S">
            <text:p>15:51:23.8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5H51M23.498S">
            <text:p>15:51:23.5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5H51M23.825S">
            <text:p>15:51:23.8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5H51M23.542S">
            <text:p>15:51:23.5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5H51M23.817S">
            <text:p>15:51:23.8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5H51M23.821S">
            <text:p>15:51:23.82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5H51M23.805S">
            <text:p>15:51:23.8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5H51M23.828S">
            <text:p>15:51:23.8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5H51M23.841S">
            <text:p>15:51:23.8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5H51M23.846S">
            <text:p>15:51:23.85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5H51M23.834S">
            <text:p>15:51:23.8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5H51M23.85S">
            <text:p>15:51:23.85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5H51M23.852S">
            <text:p>15:51:23.85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5H51M23.882S">
            <text:p>15:51:23.8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5H51M23.864S">
            <text:p>15:51:23.8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5H51M23.889S">
            <text:p>15:51:23.8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5H51M23.885S">
            <text:p>15:51:23.8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5H51M23.89S">
            <text:p>15:51:23.8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6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6:05:54.14</dc:date>
    <meta:document-statistic meta:table-count="1" meta:cell-count="2107" meta:object-count="0"/>
    <meta:generator>OpenOffice.org/3.2$Win32 OpenOffice.org_project/320m12$Build-9483</meta:generator>
  </office:meta>
</office:document-meta>
</file>